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4 notes:</text:h>
      <text:list xml:id="list7015777143844997941" text:style-name="L1">
        <text:list-item>
          <text:p text:style-name="P1">Ref p156. The processing of the fragments that have a depth value bigger than the pixel that's already in the framebuffer gets stopped. Does that imply when rendering it's more optimal if objects that are closer to camera are rendered first?</text:p>
        </text:list-item>
        <text:list-item>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53S</meta:editing-duration>
    <meta:editing-cycles>3</meta:editing-cycles>
    <meta:generator>OpenOffice/4.1.1$Win32 OpenOffice.org_project/411m6$Build-9775</meta:generator>
    <dc:date>2017-06-28T19:31:35.72</dc:date>
    <meta:document-statistic meta:table-count="0" meta:image-count="0" meta:object-count="0" meta:page-count="1" meta:paragraph-count="2" meta:word-count="45" meta:character-count="258"/>
    <meta:user-defined meta:name="Info 1"/>
    <meta:user-defined meta:name="Info 2"/>
    <meta:user-defined meta:name="Info 3"/>
    <meta:user-defined meta:name="Info 4"/>
  </office:meta>
</office:document-meta>
</file>